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5659" officeooo:paragraph-rsid="00195659"/>
    </style:style>
    <style:style style:name="P2" style:family="paragraph" style:parent-style-name="Text_20_body" style:list-style-name="L1">
      <style:paragraph-properties style:writing-mode="lr-tb"/>
      <style:text-properties officeooo:rsid="001b4452" officeooo:paragraph-rsid="001b4452"/>
    </style:style>
    <style:style style:name="P3" style:family="paragraph" style:parent-style-name="Text_20_body" style:list-style-name="L1">
      <style:paragraph-properties style:writing-mode="lr-tb"/>
      <style:text-properties officeooo:rsid="002f9057" officeooo:paragraph-rsid="002f9057"/>
    </style:style>
    <style:style style:name="P4" style:family="paragraph" style:parent-style-name="Text_20_body" style:list-style-name="L1">
      <style:text-properties officeooo:rsid="002f9057" officeooo:paragraph-rsid="002f9057"/>
    </style:style>
    <style:style style:name="P5" style:family="paragraph" style:parent-style-name="Heading_20_2">
      <style:text-properties officeooo:rsid="001e7137" officeooo:paragraph-rsid="001e7137"/>
    </style:style>
    <style:style style:name="P6" style:family="paragraph" style:parent-style-name="Text_20_body" style:list-style-name="L2">
      <style:text-properties officeooo:rsid="002ea970" officeooo:paragraph-rsid="002ea970"/>
    </style:style>
    <style:style style:name="P7" style:family="paragraph" style:parent-style-name="Text_20_body" style:list-style-name="L3">
      <style:text-properties officeooo:rsid="002ea970" officeooo:paragraph-rsid="002ea970"/>
    </style:style>
    <style:style style:name="P8" style:family="paragraph" style:parent-style-name="Text_20_body">
      <style:text-properties officeooo:rsid="001dbd4c" officeooo:paragraph-rsid="001dbd4c"/>
    </style:style>
    <style:style style:name="P9" style:family="paragraph" style:parent-style-name="Text_20_body" style:list-style-name="L4">
      <style:text-properties officeooo:rsid="00205900" officeooo:paragraph-rsid="00205900"/>
    </style:style>
    <style:style style:name="P10" style:family="paragraph" style:parent-style-name="Text_20_body" style:list-style-name="L4">
      <style:text-properties officeooo:rsid="001dbd4c" officeooo:paragraph-rsid="001dbd4c"/>
    </style:style>
    <style:style style:name="P11" style:family="paragraph" style:parent-style-name="Text_20_body">
      <style:text-properties officeooo:rsid="001dbd4c" officeooo:paragraph-rsid="0023d9fa"/>
    </style:style>
    <style:style style:name="P12" style:family="paragraph" style:parent-style-name="Text_20_body" style:list-style-name="L5">
      <style:text-properties officeooo:rsid="001c8044" officeooo:paragraph-rsid="001c8044"/>
    </style:style>
    <style:style style:name="P13" style:family="paragraph" style:parent-style-name="Text_20_body" style:list-style-name="L5">
      <style:text-properties officeooo:rsid="001c8044" officeooo:paragraph-rsid="00287a43"/>
    </style:style>
    <style:style style:name="P14" style:family="paragraph" style:parent-style-name="Text_20_body" style:list-style-name="L5">
      <style:text-properties officeooo:rsid="001c8044" officeooo:paragraph-rsid="0023d9fa"/>
    </style:style>
    <style:style style:name="P15" style:family="paragraph" style:parent-style-name="Text_20_body" style:list-style-name="L5">
      <style:text-properties officeooo:rsid="001c8044" officeooo:paragraph-rsid="00279de1"/>
    </style:style>
    <style:style style:name="P16" style:family="paragraph" style:parent-style-name="Text_20_body" style:list-style-name="L5">
      <style:text-properties style:font-name="Liberation Serif" officeooo:rsid="00279de1" officeooo:paragraph-rsid="00279de1"/>
    </style:style>
    <style:style style:name="P17" style:family="paragraph" style:parent-style-name="Text_20_body" style:list-style-name="L5">
      <style:text-properties style:font-name="Liberation Serif" officeooo:rsid="002b7580" officeooo:paragraph-rsid="002b7580"/>
    </style:style>
    <style:style style:name="P18" style:family="paragraph" style:parent-style-name="Text_20_body" style:list-style-name="L5">
      <style:text-properties officeooo:rsid="002b7580" officeooo:paragraph-rsid="002b7580"/>
    </style:style>
    <style:style style:name="T1" style:family="text">
      <style:text-properties officeooo:rsid="002ea970"/>
    </style:style>
    <style:style style:name="T2" style:family="text">
      <style:text-properties officeooo:rsid="0027045f"/>
    </style:style>
    <style:style style:name="T3" style:family="text">
      <style:text-properties officeooo:rsid="001b4452"/>
    </style:style>
    <style:style style:name="T4" style:family="text">
      <style:text-properties officeooo:rsid="002f1806"/>
    </style:style>
    <style:style style:name="T5" style:family="text">
      <style:text-properties officeooo:rsid="00205900"/>
    </style:style>
    <style:style style:name="T6" style:family="text">
      <style:text-properties officeooo:rsid="00235a8c"/>
    </style:style>
    <style:style style:name="T7" style:family="text">
      <style:text-properties officeooo:rsid="00275e0b"/>
    </style:style>
    <style:style style:name="T8" style:family="text">
      <style:text-properties officeooo:rsid="00287a43"/>
    </style:style>
    <style:style style:name="T9" style:family="text">
      <style:text-properties officeooo:rsid="00279de1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d73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bureau voor de Leefomgeving data</text:h>
      <text:h text:style-name="Heading_20_2" text:outline-level="2">Samenvatting</text:h>
      <text:p text:style-name="P1"><text:span text:style-name="T1">Voor </text:span><text:span text:style-name="T2">het PBL</text:span> (Planbureau voor de Leefomgeving) <text:span text:style-name="T1">zijn de Rapporten gedownload</text:span><text:span text:style-name="T3">.</text:span></text:p>
      <text:h text:style-name="Heading_20_2" text:outline-level="2">Wat</text:h>
      <text:list text:style-name="L1">
        <text:list-item>
          <text:p text:style-name="P2">Alle <text:span text:style-name="T1">publicaties van het type “Rapport” van pagina </text:span><text:a xlink:type="simple" xlink:href="https://www.pbl.nl/publicaties?f%5B0%5D=publication_subtype%3A26" text:style-name="Internet_20_link" text:visited-style-name="Visited_20_Internet_20_Link"><text:span text:style-name="T1">https://www.pbl.nl/publicaties?f%5B0%5D=publication_subtype%3A26</text:span></text:a></text:p>
        </text:list-item>
        <text:list-item>
          <text:p text:style-name="P3">Aanname: het rapport op de Rapport pagina zelf is de bovenste link in het blauwe blok rechts.</text:p>
        </text:list-item>
        <text:list-item>
          <text:p text:style-name="P4">Sommige rapportlinks verwijzen niet naar een pdf bestand maar naar een andere externe pagina, ook deze zijn overgeslagen.</text:p>
        </text:list-item>
      </text:list>
      <text:h text:style-name="P5" text:outline-level="2">Leveranciers</text:h>
      <text:list text:style-name="L2">
        <text:list-item>
          <text:p text:style-name="P6">PBL</text:p>
        </text:list-item>
      </text:list>
      <text:h text:style-name="Heading_20_2" text:outline-level="2">Periode</text:h>
      <text:list text:style-name="L3">
        <text:list-item>
          <text:p text:style-name="P7">Alle beschikbare rapporten zonder selectie op datum</text:p>
        </text:list-item>
      </text:list>
      <text:h text:style-name="Heading_20_2" text:outline-level="2">Oplevering</text:h>
      <text:p text:style-name="P8">Per <text:span text:style-name="T1">rapport is een sub</text:span><text:span text:style-name="T4">folder aangemaakt met als naam het laatste deel van de rapport URL. In de folder staan </text:span>de volgende bestande<text:span text:style-name="T4">n</text:span>:</text:p>
      <text:list text:style-name="L4">
        <text:list-item>
          <text:p text:style-name="P9">een .<text:span text:style-name="T4">pdf</text:span> bestand met de inhoud van het <text:span text:style-name="T4">rapport</text:span>:</text:p>
        </text:list-item>
        <text:list-item>
          <text:p text:style-name="P10"><text:span text:style-name="T4">metadata</text:span>.<text:span text:style-name="T5">txt</text:span> bestand met daarin de metadata. </text:p>
        </text:list-item>
      </text:list>
      <text:h text:style-name="Heading_20_2" text:outline-level="2">Metadata</text:h>
      <text:p text:style-name="P11"><text:span text:style-name="T6">De metadata </text:span><text:span text:style-name="T4">zijn de volgende gegevens die overgenomen zijn van de webpagina van het rapport, onder de kopjes “Auteurs” en “Kenmerken”, aangevuld met “rapportURL” en “pdfURL”:</text:span></text:p>
      <text:list text:style-name="L5">
        <text:list-item>
          <text:p text:style-name="P12"><text:span text:style-name="T7">pbl_auteurs</text:span>: <text:span text:style-name="T7">de PBL auteurs van het rapport, </text:span><text:span text:style-name="T8">gescheiden door een puntkomma</text:span></text:p>
        </text:list-item>
        <text:list-item>
          <text:p text:style-name="P13"><text:span text:style-name="T7">overige_auteurs</text:span>: <text:span text:style-name="T7">de overige aut</text:span><text:span text:style-name="T9">eurs van het rapport, </text:span><text:span text:style-name="T8">gescheiden door puntkomma</text:span></text:p>
        </text:list-item>
        <text:list-item>
          <text:p text:style-name="P14"><text:span text:style-name="T9">titel</text:span>: <text:span text:style-name="T9">titel van het rapport</text:span></text:p>
        </text:list-item>
        <text:list-item>
          <text:p text:style-name="P15"><text:span text:style-name="T9">subtitel</text:span>: <text:span text:style-name="T9">subtitel van het rapport</text:span></text:p>
        </text:list-item>
        <text:list-item>
          <text:p text:style-name="P16">publicatieDatum: publicatiedatum van het rapport</text:p>
        </text:list-item>
        <text:list-item>
          <text:p text:style-name="P16">aantalPaginas: aantal pagina’s in het rapport</text:p>
        </text:list-item>
        <text:list-item>
          <text:p text:style-name="P16">productNummer: PBL identifier</text:p>
        </text:list-item>
        <text:list-item>
          <text:p text:style-name="P17">rapportURL: volledige URL naar het rapport</text:p>
        </text:list-item>
        <text:list-item>
          <text:p text:style-name="P18"><text:soft-page-break/><text:span text:style-name="T10">pdf</text:span><text:span text:style-name="T11">URL</text:span><text:span text:style-name="T10">: volledige URL voor de PDF binnen dit rappor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50:00.627034639</meta:creation-date>
    <meta:editing-duration>PT1H35M53S</meta:editing-duration>
    <meta:editing-cycles>14</meta:editing-cycles>
    <meta:generator>LibreOffice/24.8.4.2$Linux_X86_64 LibreOffice_project/3e97788786b20d724e2ed0ea7a111abce73cab63</meta:generator>
    <dc:date>2025-02-10T11:15:46.884331619</dc:date>
    <meta:document-statistic meta:table-count="0" meta:image-count="0" meta:object-count="0" meta:page-count="2" meta:paragraph-count="26" meta:word-count="214" meta:character-count="1390" meta:non-whitespace-character-count="1217"/>
  </office:meta>
</office:document-meta>
</file>